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a65d" draw:marker-start-width="0.321cm" draw:marker-end-width="0.321cm" draw:fill="none" draw:textarea-horizontal-align="justify" draw:textarea-vertical-align="middle" draw:auto-grow-height="false" fo:min-height="1.383cm" fo:min-width="4.9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5c2d91" draw:marker-start-width="0.321cm" draw:marker-end-width="0.321cm" draw:fill="none" draw:textarea-horizontal-align="justify" draw:textarea-vertical-align="middle" draw:auto-grow-height="false" fo:min-height="1.675cm" fo:min-width="24.9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675cm" fo:min-width="24.914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2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0.824cm" fo:min-width="4.578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0.827cm" fo:min-width="4.578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0.824cm" fo:min-width="4.578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/>
      <style:paragraph-properties fo:text-align="center" style:text-autospace="none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ed1c24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e18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5" draw:id="id5" draw:layer="layout" svg:width="5.716cm" svg:height="1.897cm" svg:x="9.267cm" svg:y="9.063cm">
          <text:p text:style-name="P1">Sistemas </text:p>
          <text:p text:style-name="P1">Embarc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716cm" svg:height="1.897cm" svg:x="15.963cm" svg:y="9.063cm">
          <text:p text:style-name="P1">Processamento</text:p>
          <text:p text:style-name="P1">Digital de Sina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716cm" svg:height="1.897cm" svg:x="22.575cm" svg:y="9.063cm">
          <text:p text:style-name="P1">Sistemas de </text:p>
          <text:p text:style-name="P1">Cont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5.71cm" svg:height="2.221cm" svg:x="2.572cm" svg:y="1.974cm">
          <text:p text:style-name="P1">Perfil do Egres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5.71cm" svg:height="2.221cm" svg:x="2.572cm" svg:y="5.074cm">
          <text:p text:style-name="P1">Competência de Eletrôn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716cm" svg:height="1.897cm" svg:x="2.572cm" svg:y="9.063cm">
          <text:p text:style-name="P1">Eletrônica </text:p>
          <text:p text:style-name="P1">Analóg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5.427cm" svg:y1="4.195cm" svg:x2="15.427cm" svg:y2="5.074cm" draw:start-shape="id1" draw:start-glue-point="2" draw:end-shape="id2" draw:end-glue-point="0" svg:d="M15427 4195v879" svg:viewBox="0 0 1 880">
          <text:p/>
        </draw:connector>
        <draw:connector draw:style-name="gr4" draw:text-style-name="P2" draw:layer="layout" svg:x1="15.427cm" svg:y1="7.295cm" svg:x2="5.43cm" svg:y2="9.063cm" draw:start-shape="id2" draw:start-glue-point="2" draw:end-shape="id3" svg:d="M15427 7295v884h-9997v884" svg:viewBox="0 0 9998 1769">
          <text:p/>
        </draw:connector>
        <draw:connector draw:style-name="gr4" draw:text-style-name="P2" draw:layer="layout" svg:x1="15.427cm" svg:y1="7.295cm" svg:x2="25.433cm" svg:y2="9.063cm" draw:start-shape="id2" draw:start-glue-point="2" draw:end-shape="id4" svg:d="M15427 7295v884h10006v884" svg:viewBox="0 0 10007 1769">
          <text:p/>
        </draw:connector>
        <draw:connector draw:style-name="gr4" draw:text-style-name="P2" draw:layer="layout" svg:x1="15.427cm" svg:y1="7.295cm" svg:x2="12.125cm" svg:y2="9.063cm" draw:start-shape="id2" draw:start-glue-point="2" draw:end-shape="id5" svg:d="M15427 7295v884h-3302v884" svg:viewBox="0 0 3303 1769">
          <text:p/>
        </draw:connector>
        <draw:connector draw:style-name="gr4" draw:text-style-name="P2" draw:layer="layout" svg:x1="15.427cm" svg:y1="7.295cm" svg:x2="18.821cm" svg:y2="9.063cm" draw:start-shape="id2" draw:start-glue-point="2" draw:end-shape="id6" svg:d="M15427 7295v884h3394v884" svg:viewBox="0 0 3395 1769">
          <text:p/>
        </draw:connector>
        <draw:custom-shape draw:style-name="gr5" draw:text-style-name="P4" xml:id="id7" draw:id="id7" draw:layer="layout" svg:width="5.716cm" svg:height="11.712cm" svg:x="2.573cm" svg:y="12.763cm">
          <text:p text:style-name="P3"><text:span text:style-name="T1">- Cálculo 1, 2 e 3;</text:span></text:p>
          <text:p text:style-name="P3"><text:span text:style-name="T1"/></text:p>
          <text:p text:style-name="P3"><text:span text:style-name="T1">- Geometria Analítica</text:span></text:p>
          <text:p text:style-name="P3"><text:span text:style-name="T1"/></text:p>
          <text:p text:style-name="P3"><text:span text:style-name="T1">- Física 3;</text:span></text:p>
          <text:p text:style-name="P3"><text:span text:style-name="T1"/></text:p>
          <text:p text:style-name="P3"><text:span text:style-name="T1">- Eletromagnetismo;</text:span></text:p>
          <text:p text:style-name="P3"><text:span text:style-name="T1"/></text:p>
          <text:p text:style-name="P3"><text:span text:style-name="T1">- Análise de Circuitos </text:span></text:p>
          <text:p text:style-name="P3"><text:span text:style-name="T1">Elétricos 1 e 2;</text:span></text:p>
          <text:p text:style-name="P3"><text:span text:style-name="T1"/></text:p>
          <text:p text:style-name="P3"><text:span text:style-name="T1">- Lab. de Circuitos </text:span></text:p>
          <text:p text:style-name="P3"><text:span text:style-name="T1">1 e 2;</text:span></text:p>
          <text:p text:style-name="P3"><text:span text:style-name="T1"/></text:p>
          <text:p text:style-name="P3"><text:span text:style-name="T1">- Eletrônica Analógica</text:span></text:p>
          <text:p text:style-name="P3"><text:span text:style-name="T1">1 e 2;</text:span></text:p>
          <text:p text:style-name="P3"><text:span text:style-name="T1"/></text:p>
          <text:p text:style-name="P3"><text:span text:style-name="T1">- </text:span><text:span text:style-name="T2">Medidas e </text:span></text:p>
          <text:p text:style-name="P3"><text:span text:style-name="T2">Sensores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5.716cm" svg:height="11.715cm" svg:x="9.267cm" svg:y="12.764cm">
          <text:p text:style-name="P5"><text:span text:style-name="T3"><text:s/></text:span><text:span text:style-name="T4">- </text:span><text:span text:style-name="T5">Computação 1;</text:span></text:p>
          <text:p text:style-name="P5"><text:span text:style-name="T5"/></text:p>
          <text:p text:style-name="P5"><text:span text:style-name="T5">- <text:s/>Fundamentos de </text:span></text:p>
          <text:p text:style-name="P5"><text:span text:style-name="T5">Programação;</text:span></text:p>
          <text:p text:style-name="P5"><text:span text:style-name="T5"/></text:p>
          <text:p text:style-name="P5"><text:span text:style-name="T5">- Arquitetura e </text:span></text:p>
          <text:p text:style-name="P5"><text:span text:style-name="T5">Organização de</text:span></text:p>
          <text:p text:style-name="P5"><text:span text:style-name="T5">Computadores;</text:span></text:p>
          <text:p text:style-name="P5"><text:span text:style-name="T5"/></text:p>
          <text:p text:style-name="P5"><text:span text:style-name="T5">- Sistemas </text:span></text:p>
          <text:p text:style-name="P5"><text:span text:style-name="T5">Operacionais;</text:span></text:p>
          <text:p text:style-name="P5"><text:span text:style-name="T5"/></text:p>
          <text:p text:style-name="P5"><text:span text:style-name="T5">- Sistemas Digitais;</text:span></text:p>
          <text:p text:style-name="P5"><text:span text:style-name="T5"/></text:p>
          <text:p text:style-name="P5"><text:span text:style-name="T5">- <text:s/>Microcontroladores;</text:span></text:p>
          <text:p text:style-name="P5"><text:span text:style-name="T5"/></text:p>
          <text:p text:style-name="P5"><text:span text:style-name="T5">- </text:span><text:span text:style-name="T6">Sistemas </text:span></text:p>
          <text:p text:style-name="P5"><text:span text:style-name="T6">Embarcad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9" draw:id="id9" draw:layer="layout" svg:width="5.716cm" svg:height="11.715cm" svg:x="15.963cm" svg:y="12.766cm">
          <text:p text:style-name="P3"><text:span text:style-name="T1">- Cálculo 1, 2 e 3;</text:span></text:p>
          <text:p text:style-name="P3"><text:span text:style-name="T1"/></text:p>
          <text:p text:style-name="P3"><text:span text:style-name="T1">- Cálculo 4B;</text:span></text:p>
          <text:p text:style-name="P3"><text:span text:style-name="T1"/></text:p>
          <text:p text:style-name="P3"><text:span text:style-name="T1">- Cálculo numérico;</text:span></text:p>
          <text:p text:style-name="P3"><text:span text:style-name="T1"/></text:p>
          <text:p text:style-name="P3"><text:span text:style-name="T1">- Sinais e Sistemas;</text:span></text:p>
          <text:p text:style-name="P3"><text:span text:style-name="T1"/></text:p>
          <text:p text:style-name="P5"><text:span text:style-name="T5">- Sistemas Digitais;</text:span></text:p>
          <text:p text:style-name="P3"><text:span text:style-name="T1"/></text:p>
          <text:p text:style-name="P3"><text:span text:style-name="T1">- Fundamentos de</text:span></text:p>
          <text:p text:style-name="P3"><text:span text:style-name="T1">Comunicação;</text:span></text:p>
          <text:p text:style-name="P3"><text:span text:style-name="T1"/></text:p>
          <text:p text:style-name="P3"><text:span text:style-name="T1">- </text:span><text:span text:style-name="T7">Processamento </text:span></text:p>
          <text:p text:style-name="P3"><text:span text:style-name="T7">Digital de Sinais;</text:span></text:p>
          <text:p text:style-name="P3"><text:span text:style-name="T1"/></text:p>
          <text:p text:style-name="P3"><text:span text:style-name="T1">- </text:span><text:span text:style-name="T7">Lógica </text:span></text:p>
          <text:p text:style-name="P3"><text:span text:style-name="T7">reconfigurável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out" svg:width="5.716cm" svg:height="11.712cm" svg:x="22.575cm" svg:y="12.77cm">
          <text:p text:style-name="P3"><text:span text:style-name="T1">- Cálculo 1, 2 e 3;</text:span></text:p>
          <text:p text:style-name="P3"><text:span text:style-name="T1"/></text:p>
          <text:p text:style-name="P3"><text:span text:style-name="T1">- Cálculo 4B;</text:span></text:p>
          <text:p text:style-name="P3"><text:span text:style-name="T1"/></text:p>
          <text:p text:style-name="P3"><text:span text:style-name="T1">- Física 1, 2 e 3;</text:span></text:p>
          <text:p text:style-name="P3"><text:span text:style-name="T1"/></text:p>
          <text:p text:style-name="P3"><text:span text:style-name="T1">- Sinais e sistemas;</text:span></text:p>
          <text:p text:style-name="P3"><text:span text:style-name="T1"/></text:p>
          <text:p text:style-name="P3"><text:span text:style-name="T1">- Controle 1 e 2;</text:span></text:p>
          <text:p text:style-name="P3"><text:span text:style-name="T1"/></text:p>
          <text:p text:style-name="P3"><text:span text:style-name="T1">- </text:span><text:span text:style-name="T7">Controle e </text:span></text:p>
          <text:p text:style-name="P3"><text:span text:style-name="T7">Supervisório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5.43cm" svg:y1="10.96cm" svg:x2="5.431cm" svg:y2="12.763cm" draw:start-shape="id3" draw:start-glue-point="2" draw:end-shape="id7" draw:end-glue-point="0" svg:d="M5430 10960v902h1v901" svg:viewBox="0 0 2 1804">
          <text:p/>
        </draw:connector>
        <draw:connector draw:style-name="gr4" draw:text-style-name="P2" draw:layer="layout" svg:x1="12.125cm" svg:y1="10.96cm" svg:x2="12.125cm" svg:y2="12.764cm" draw:start-shape="id5" draw:start-glue-point="2" draw:end-shape="id8" draw:end-glue-point="0" svg:d="M12125 10960v1804" svg:viewBox="0 0 1 1805">
          <text:p/>
        </draw:connector>
        <draw:connector draw:style-name="gr4" draw:text-style-name="P2" draw:layer="layout" svg:x1="18.821cm" svg:y1="10.96cm" svg:x2="18.821cm" svg:y2="12.766cm" draw:start-shape="id6" draw:start-glue-point="2" draw:end-shape="id9" draw:end-glue-point="0" svg:d="M18821 10960v1806" svg:viewBox="0 0 1 1807">
          <text:p/>
        </draw:connector>
        <draw:connector draw:style-name="gr4" draw:text-style-name="P2" draw:layer="layout" svg:x1="25.433cm" svg:y1="10.96cm" svg:x2="25.433cm" svg:y2="12.77cm" draw:start-shape="id4" draw:start-glue-point="2" draw:end-shape="id10" draw:end-glue-point="0" svg:d="M25433 10960v1810" svg:viewBox="0 0 1 1811">
          <text:p/>
        </draw:connector>
        <draw:frame draw:style-name="gr8" draw:text-style-name="P7" draw:layer="layout" svg:width="2.157cm" svg:height="0.962cm" draw:transform="rotate (-1.60622651061038) translate (29.679cm 8.981cm)">
          <draw:text-box>
            <text:p>Áreas</text:p>
          </draw:text-box>
        </draw:frame>
        <draw:frame draw:style-name="gr8" draw:text-style-name="P7" draw:layer="layout" svg:width="6.763cm" svg:height="0.962cm" draw:transform="rotate (-1.5707963267949) translate (29.665cm 14.956cm)">
          <draw:text-box>
            <text:p>Unidades Curricular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4T17:40:11.732000000</meta:creation-date>
    <dc:date>2022-03-29T16:52:41.391000000</dc:date>
    <meta:editing-duration>P4DT11H5M22S</meta:editing-duration>
    <meta:editing-cycles>7</meta:editing-cycles>
    <meta:generator>LibreOffice/5.4.6.2$Windows_X86_64 LibreOffice_project/4014ce260a04f1026ba855d3b8d91541c224eab8</meta:generator>
    <meta:document-statistic meta:object-count="21"/>
  </office:meta>
</office:document-meta>
</file>